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2" svg:stroke-width="0.02cm" svg:stroke-color="#ff7f00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984cm" fo:min-width="0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svg:stroke-width="0.02cm" svg:stroke-color="#000000" draw:marker-start-width="0.26cm" draw:marker-end-width="0.26cm" draw:fill="none" draw:fill-color="#729fcf" draw:textarea-horizontal-align="justify" draw:textarea-vertical-align="middle" draw:auto-grow-height="false" fo:min-height="0.223cm" fo:min-width="0cm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0000" draw:marker-start-width="0.26cm" draw:marker-end-width="0.26cm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2.1cm" svg:y1="0.3cm" svg:x2="2.1cm" svg:y2="4.2cm">
          <text:p/>
        </draw:line>
        <draw:line draw:style-name="gr1" draw:text-style-name="P1" draw:layer="layout" svg:x1="4cm" svg:y1="0.3cm" svg:x2="4cm" svg:y2="4.2cm">
          <text:p/>
        </draw:line>
        <draw:custom-shape draw:style-name="gr2" draw:text-style-name="P1" xml:id="id2" draw:id="id2" draw:layer="layout" svg:width="0.419cm" svg:height="1.254cm" svg:x="0.839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display§Z_G§svg§600§TRUE§</svg:desc>
          <draw:polygon draw:style-name="gr3" draw:text-style-name="P2" draw:layer="layout" svg:width="0.457cm" svg:height="0.291cm" svg:x="0.2cm" svg:y="1.527cm" svg:viewBox="0 0 458 292" draw:points="229,292 0,292 0,0 458,0 458,292">
            <text:p/>
          </draw:polygon>
          <draw:path draw:style-name="gr4" draw:text-style-name="P3" draw:layer="layout" svg:width="0.234cm" svg:height="0.239cm" svg:x="0.22cm" svg:y="1.526cm" svg:viewBox="0 0 235 240" svg:d="M234 9c0-2 1-3 1-6s-2-3-9-3h-149c-8 0-9 0-11 7l-20 63c0 2 0 4 0 5s0 4 4 4c3 0 4-2 4-3 14-42 32-65 87-65h58l-197 220c0 1-2 5-2 6 0 3 2 3 9 3h154c8 0 8 0 10-7l26-77c0-2 1-4 1-6 0-1-1-4-5-4-3 0-4 2-6 9-15 48-32 73-92 73h-61z">
            <text:p/>
          </draw:path>
          <draw:path draw:style-name="gr4" draw:text-style-name="P3" draw:layer="layout" svg:width="0.19cm" svg:height="0.177cm" svg:x="0.456cm" svg:y="1.646cm" svg:viewBox="0 0 191 178" svg:d="M191 3c0-1 0-3-3-3-1 0-2 1-5 3l-17 19c-3-3-16-22-47-22-60 0-119 53-119 109 0 38 29 69 77 69 21 0 45-5 58-19 2 6 8 14 12 14 2 0 2 0 4-6l4-19c1-4 4-19 5-22 3-11 3-12 19-12 1 0 4 0 4-5 0-3-1-4-3-4-8 0-18 1-27 1-6 0-14 0-21 0-6 0-13-1-19-1-2 0-6 0-6 6 0 3 3 3 9 3 5 0 10 0 15 1 8 1 8 2 8 5 0 1 0 1-2 7-2 7-4 18-6 21-7 15-29 21-49 21-24 0-57-12-57-53 0-27 13-59 30-78 26-25 52-29 67-29 28 0 45 21 45 49 0 6 0 8 0 9 0 3 3 3 4 3 4 0 4 0 5-4z">
            <text:p/>
          </draw:path>
        </draw:g>
        <draw:g>
          <svg:title>TexMaths</svg:title>
          <svg:desc>10§display§Z_A
§svg§600§TRUE§</svg:desc>
          <draw:polygon draw:style-name="gr3" draw:text-style-name="P2" draw:layer="layout" svg:width="0.449cm" svg:height="0.292cm" svg:x="5.35cm" svg:y="1.931cm" svg:viewBox="0 0 450 293" draw:points="225,293 0,293 0,0 450,0 450,293">
            <text:p/>
          </draw:polygon>
          <draw:path draw:style-name="gr4" draw:text-style-name="P3" draw:layer="layout" svg:width="0.233cm" svg:height="0.24cm" svg:x="5.37cm" svg:y="1.93cm" svg:viewBox="0 0 234 241" svg:d="M233 9c0-2 1-3 1-6s-1-3-9-3h-148c-8 0-9 0-11 7l-20 63c0 2 0 5 0 5 0 1 0 4 4 4 3 0 4-2 4-3 14-42 32-65 87-65h57l-196 221c0 0-2 5-2 6 0 3 2 3 9 3h153c8 0 9 0 11-7l25-78c0-1 2-4 2-5 0-2-2-4-5-4s-4 1-6 8c-16 48-32 74-92 74h-61z">
            <text:p/>
          </draw:path>
          <draw:path draw:style-name="gr4" draw:text-style-name="P3" draw:layer="layout" svg:width="0.185cm" svg:height="0.175cm" svg:x="5.603cm" svg:y="2.048cm" svg:viewBox="0 0 186 176" svg:d="M37 147c-9 13-17 20-31 20-3 0-6 0-6 6 0 2 2 3 3 3 7 0 15-1 22-1 8 0 17 1 25 1 1 0 5 0 5-5 0-4-3-4-4-4-2 0-11 0-11-7 0-3 2-7 4-9l19-31h71l6 41c-1 2-3 6-17 6-3 0-6 0-6 6 0 1 0 3 4 3 7 0 24-1 32-1 4 0 9 0 14 0 4 1 10 1 14 1 3 0 5-1 5-5s-3-4-7-4c-14 0-15-1-16-8l-22-152c0-5 0-7-5-7s-7 2-9 6zM70 111l51-81 12 81z">
            <text:p/>
          </draw:path>
        </draw:g>
        <draw:custom-shape draw:style-name="gr5" draw:text-style-name="P5" xml:id="id1" draw:id="id1" draw:layer="layout" svg:width="0.697cm" svg:height="0.697cm" svg:x="0.7cm" svg:y="2.669cm">
          <text:p text:style-name="P4"><text:span text:style-name="T1">~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.049cm" svg:y1="2.669cm" svg:x2="1.048cm" svg:y2="2.251cm" draw:start-shape="id1" draw:start-glue-point="4" draw:end-shape="id2" draw:end-glue-point="2" svg:d="M1049 2669l-1-418" svg:viewBox="0 0 2 419">
          <text:p/>
        </draw:connector>
        <draw:g>
          <svg:title>TexMaths</svg:title>
          <svg:desc>10§display§V_G
§svg§600§TRUE§</svg:desc>
          <draw:polygon draw:style-name="gr3" draw:text-style-name="P2" draw:layer="layout" svg:width="0.422cm" svg:height="0.291cm" svg:x="0.201cm" svg:y="2.827cm" svg:viewBox="0 0 423 292" draw:points="211,292 0,292 0,0 423,0 423,292">
            <text:p/>
          </draw:polygon>
          <draw:path draw:style-name="gr4" draw:text-style-name="P3" draw:layer="layout" svg:width="0.25cm" svg:height="0.247cm" svg:x="0.221cm" svg:y="2.826cm" svg:viewBox="0 0 251 248" svg:d="M202 40c17-27 31-28 45-29 4-1 4-6 4-7 0-2-2-4-4-4-10 0-20 1-30 1-11 0-23-1-34-1-2 0-7 0-7 6 0 4 3 5 6 5 9 1 16 4 16 11 0 6-5 14-5 14l-108 172-24-186c0-7 8-11 24-11 5 0 9 0 9-7 0-3-3-4-5-4-15 0-30 1-44 1-7 0-13 0-19 0-7 0-13-1-20-1-2 0-6 0-6 6 0 5 3 5 9 5 20 0 20 3 21 12l28 217c1 7 2 8 7 8s7-1 9-6z">
            <text:p/>
          </draw:path>
          <draw:path draw:style-name="gr4" draw:text-style-name="P3" draw:layer="layout" svg:width="0.19cm" svg:height="0.177cm" svg:x="0.422cm" svg:y="2.946cm" svg:viewBox="0 0 191 178" svg:d="M191 3c0-1-1-3-3-3s-2 1-5 3l-17 19c-3-3-16-22-47-22-60 0-119 53-119 109 0 38 29 69 77 69 21 0 45-5 57-19 3 6 9 14 12 14s3 0 4-6l5-19c1-4 4-19 5-22 3-11 3-12 18-12 2 0 5 0 5-5 0-3-1-4-3-4-8 0-18 1-27 1-7 0-15 0-21 0s-13-1-19-1c-2 0-6 0-6 6 0 3 3 3 9 3 5 0 10 0 14 1 8 1 8 2 8 5 0 1 0 1-1 7-2 7-4 18-6 21-7 15-29 21-49 21-24 0-57-12-57-53 0-27 13-59 30-78 26-25 52-29 67-29 28 0 44 21 44 49 0 6 0 8 0 9 0 3 4 3 4 3 4 0 4 0 6-4z">
            <text:p/>
          </draw:path>
        </draw:g>
        <draw:connector draw:style-name="gr7" draw:text-style-name="P4" draw:layer="layout" svg:x1="1.048cm" svg:y1="0.997cm" svg:x2="5.091cm" svg:y2="1.415cm" draw:start-shape="id2" draw:start-glue-point="0" draw:end-shape="id3" draw:end-glue-point="0" svg:d="M1048 997v-510h4043v928" svg:viewBox="0 0 4044 929">
          <text:p/>
        </draw:connector>
        <draw:custom-shape draw:style-name="gr2" draw:text-style-name="P1" xml:id="id3" draw:id="id3" draw:layer="layout" svg:width="0.418cm" svg:height="1.254cm" svg:x="4.882cm" svg:y="1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.049cm" svg:y1="3.366cm" svg:x2="5.091cm" svg:y2="2.669cm" draw:start-shape="id1" draw:start-glue-point="8" draw:end-shape="id3" draw:end-glue-point="2" svg:d="M1049 3366v510h4042v-1207" svg:viewBox="0 0 4043 1208">
          <text:p/>
        </draw:connector>
        <draw:g>
          <svg:title>TexMaths</svg:title>
          <svg:desc>10§display§Z_C

§svg§600§TRUE§</svg:desc>
          <draw:polygon draw:style-name="gr3" draw:text-style-name="P2" draw:layer="layout" svg:width="0.457cm" svg:height="0.291cm" svg:x="2.742cm" svg:y="2.003cm" svg:viewBox="0 0 458 292" draw:points="229,292 0,292 0,0 458,0 458,292">
            <text:p/>
          </draw:polygon>
          <draw:path draw:style-name="gr4" draw:text-style-name="P3" draw:layer="layout" svg:width="0.234cm" svg:height="0.239cm" svg:x="2.762cm" svg:y="2.002cm" svg:viewBox="0 0 235 240" svg:d="M234 9c0-2 1-3 1-6s-2-3-9-3h-149c-8 0-9 0-11 7l-20 63c0 2 0 4 0 5s0 4 4 4c3 0 4-2 4-3 14-42 32-65 87-65h58l-197 220c0 1-2 5-2 6 0 3 2 3 9 3h154c8 0 8 0 10-7l26-77c0-2 1-4 1-6 0-1-1-4-5-4-3 0-4 2-6 9-15 48-32 73-92 73h-61z">
            <text:p/>
          </draw:path>
          <draw:path draw:style-name="gr4" draw:text-style-name="P3" draw:layer="layout" svg:width="0.19cm" svg:height="0.177cm" svg:x="2.998cm" svg:y="2.122cm" svg:viewBox="0 0 191 178" svg:d="M191 3c0-1 0-3-3-3-1 0-2 1-5 3l-17 19c-3-3-16-22-47-22-60 0-119 53-119 109 0 40 32 69 76 69 13 0 37-2 63-24 19-17 24-38 24-40 0-3-3-3-4-3-3 0-4 2-4 4-10 34-45 54-75 54-26 0-55-13-55-52 0-8 1-47 30-78 17-19 43-30 67-30 28 0 45 21 45 49 0 6 0 8 0 9 0 3 3 3 4 3 4 0 4 0 5-4z">
            <text:p/>
          </draw:path>
        </draw:g>
        <draw:custom-shape draw:style-name="gr8" draw:text-style-name="P6" draw:layer="layout" svg:width="0.2cm" svg:height="0.2cm" svg:x="2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3.901cm" svg:y="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.001cm" svg:y="3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3.902cm" svg:y="3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Fine_20_Dashed_20_2" draw:display-name="Fine Dashed 2" draw:style="rect" draw:dots1="1" draw:dots1-length="0.2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3T23:26:36.546870464</dc:date>
    <meta:editing-duration>PT1H43M4S</meta:editing-duration>
    <meta:editing-cycles>21</meta:editing-cycles>
    <meta:generator>LibreOffice/5.3.3.2$Linux_X86_64 LibreOffice_project/30m0$Build-2</meta:generator>
    <meta:document-statistic meta:object-count="28"/>
  </office:meta>
</office:document-meta>
</file>